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 Light1" svg:font-family="'Ubuntu Light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1.0104in"/>
    </style:style>
    <style:style style:name="Table1.D" style:family="table-column">
      <style:table-column-properties style:column-width="3.5826in"/>
    </style:style>
    <style:style style:name="Table1.1" style:family="table-row">
      <style:table-row-properties style:min-row-height="0.2792in" fo:keep-together="auto"/>
    </style:style>
    <style:style style:name="Table1.A1" style:family="table-cell">
      <style:table-cell-properties style:vertical-align="" fo:padding="0.0694in" fo:border="1pt solid #666666"/>
    </style:style>
    <style:style style:name="Table1.2" style:family="table-row">
      <style:table-row-properties style:min-row-height="0.2167in" fo:keep-together="auto"/>
    </style:style>
    <style:style style:name="Table1.3" style:family="table-row">
      <style:table-row-properties style:min-row-height="0.175in" fo:keep-together="auto"/>
    </style:style>
    <style:style style:name="Table2" style:family="table">
      <style:table-properties style:width="6.5208in" fo:margin-left="-0.075in" fo:margin-top="0in" fo:margin-bottom="0in" table:align="left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2.0938in"/>
    </style:style>
    <style:style style:name="Table2.C" style:family="table-column">
      <style:table-column-properties style:column-width="3.01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-left="0.0785in" fo:padding-right="0.075in" fo:padding-top="0in" fo:padding-bottom="0in" fo:border="0.5pt solid #666666">
        <style:background-image/>
      </style:table-cell-properties>
    </style:style>
    <style:style style:name="Table2.A2" style:family="table-cell">
      <style:table-cell-properties style:vertical-align="" fo:padding-left="0.0785in" fo:padding-right="0.075in" fo:padding-top="0in" fo:padding-bottom="0in" fo:border="0.5pt solid #666666"/>
    </style:style>
    <style:style style:name="Table2.B2" style:family="table-cell">
      <style:table-cell-properties style:vertical-align="" fo:padding-left="0.0785in" fo:padding-right="0.075in" fo:padding-top="0in" fo:padding-bottom="0in" fo:border="0.5pt solid #666666"/>
    </style:style>
    <style:style style:name="Table2.C2" style:family="table-cell">
      <style:table-cell-properties style:vertical-align="" fo:padding-left="0.0785in" fo:padding-right="0.075in" fo:padding-top="0in" fo:padding-bottom="0in" fo:border="0.5pt solid #666666"/>
    </style:style>
    <style:style style:name="Table2.3" style:family="table-row">
      <style:table-row-properties style:min-row-height="0.2271in" fo:keep-together="auto"/>
    </style:style>
    <style:style style:name="Table2.A3" style:family="table-cell">
      <style:table-cell-properties style:vertical-align="" fo:padding-left="0.0785in" fo:padding-right="0.075in" fo:padding-top="0in" fo:padding-bottom="0in" fo:border="0.5pt solid #666666"/>
    </style:style>
    <style:style style:name="Table2.B3" style:family="table-cell">
      <style:table-cell-properties style:vertical-align="" fo:padding-left="0.0785in" fo:padding-right="0.075in" fo:padding-top="0in" fo:padding-bottom="0in" fo:border="0.5pt solid #666666"/>
    </style:style>
    <style:style style:name="Table2.C3" style:family="table-cell">
      <style:table-cell-properties style:vertical-align="" fo:padding-left="0.0785in" fo:padding-right="0.075in" fo:padding-top="0in" fo:padding-bottom="0in" fo:border="0.5pt solid #666666"/>
    </style:style>
    <style:style style:name="Table2.A4" style:family="table-cell">
      <style:table-cell-properties style:vertical-align="" fo:padding-left="0.0785in" fo:padding-right="0.075in" fo:padding-top="0in" fo:padding-bottom="0in" fo:border="0.5pt solid #666666"/>
    </style:style>
    <style:style style:name="Table2.B4" style:family="table-cell">
      <style:table-cell-properties style:vertical-align="" fo:padding-left="0.0785in" fo:padding-right="0.075in" fo:padding-top="0in" fo:padding-bottom="0in" fo:border="0.5pt solid #666666"/>
    </style:style>
    <style:style style:name="Table2.C4" style:family="table-cell">
      <style:table-cell-properties style:vertical-align="" fo:padding-left="0.0785in" fo:padding-right="0.075in" fo:padding-top="0in" fo:padding-bottom="0in" fo:border="0.5pt solid #666666"/>
    </style:style>
    <style:style style:name="Table2.A5" style:family="table-cell">
      <style:table-cell-properties style:vertical-align="" fo:padding-left="0.0785in" fo:padding-right="0.075in" fo:padding-top="0in" fo:padding-bottom="0in" fo:border="0.5pt solid #666666"/>
    </style:style>
    <style:style style:name="Table2.B5" style:family="table-cell">
      <style:table-cell-properties style:vertical-align="" fo:padding-left="0.0785in" fo:padding-right="0.075in" fo:padding-top="0in" fo:padding-bottom="0in" fo:border="0.5pt solid #666666"/>
    </style:style>
    <style:style style:name="Table2.C5" style:family="table-cell">
      <style:table-cell-properties style:vertical-align="" fo:padding-left="0.0785in" fo:padding-right="0.075in" fo:padding-top="0in" fo:padding-bottom="0in" fo:border="0.5pt solid #666666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fo:font-size="8pt" style:font-size-asian="8pt" style:font-size-complex="8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color="#666666" fo:font-size="8pt" style:font-size-asian="8pt" style:font-size-complex="8pt"/>
    </style:style>
    <style:style style:name="P7" style:family="paragraph" style:parent-style-name="Standard">
      <style:paragraph-properties fo:margin-top="0in" fo:margin-bottom="0.0835in" loext:contextual-spacing="false" fo:line-height="100%" fo:orphans="2" fo:widows="2"/>
    </style:style>
    <style:style style:name="P8" style:family="paragraph" style:parent-style-name="Standard">
      <style:paragraph-properties fo:margin-top="0.0417in" fo:margin-bottom="0in" loext:contextual-spacing="false" fo:line-height="100%">
        <style:tab-stops>
          <style:tab-stop style:position="8.3335in" style:type="right"/>
        </style:tab-stops>
      </style:paragraph-properties>
    </style:style>
    <style:style style:name="P9" style:family="paragraph" style:parent-style-name="Standard">
      <style:paragraph-properties fo:margin-top="0.0417in" fo:margin-bottom="0in" loext:contextual-spacing="false" fo:line-height="100%">
        <style:tab-stops>
          <style:tab-stop style:position="8.3335in" style:type="right"/>
        </style:tab-stops>
      </style:paragraph-properties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left="0.3929in" fo:margin-right="0in" fo:text-indent="0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Heading_20_1">
      <style:paragraph-properties fo:text-align="end" style:justify-single-word="false"/>
    </style:style>
    <style:style style:name="P16" style:family="paragraph" style:parent-style-name="Heading_20_1">
      <style:text-properties fo:color="#666666" fo:font-size="16pt" fo:font-style="normal" fo:font-weight="bold" style:font-size-asian="16pt" style:font-style-asian="normal" style:font-weight-asian="bold" style:font-size-complex="16pt"/>
    </style:style>
    <style:style style:name="P17" style:family="paragraph" style:parent-style-name="Heading_20_1">
      <style:paragraph-properties fo:margin-top="0.1665in" fo:margin-bottom="0.1665in" loext:contextual-spacing="false" fo:line-height="100%" fo:orphans="2" fo:widows="2"/>
    </style:style>
    <style:style style:name="P18" style:family="paragraph" style:parent-style-name="Title">
      <style:paragraph-properties fo:line-height="100%" fo:text-align="end" style:justify-single-word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666666" fo:font-size="10pt" fo:font-weight="bold" style:font-size-asian="10pt" style:font-weight-asian="bold" style:font-size-complex="10pt"/>
    </style:style>
    <style:style style:name="T4" style:family="text">
      <style:text-properties fo:color="#666666" fo:font-size="14pt" fo:font-style="normal" style:font-size-asian="14pt" style:font-style-asian="normal" style:font-size-complex="14pt"/>
    </style:style>
    <style:style style:name="T5" style:family="text">
      <style:text-properties fo:color="#666666" fo:font-size="14pt" fo:font-weight="bold" style:font-size-asian="14pt" style:font-weight-asian="bold" style:font-size-complex="14pt"/>
    </style:style>
    <style:style style:name="T6" style:family="text">
      <style:text-properties fo:color="#666666" fo:font-weight="bold" style:font-weight-asian="bold"/>
    </style:style>
    <style:style style:name="T7" style:family="text">
      <style:text-properties fo:color="#666666" fo:font-size="8pt" style:font-size-asian="8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999999" fo:font-size="8pt" style:font-size-asian="8pt" style:font-size-complex="8pt"/>
    </style:style>
    <style:style style:name="T10" style:family="text">
      <style:text-properties fo:color="#999999" fo:font-size="8pt" fo:font-weight="bold" style:font-size-asian="8pt" style:font-weight-asian="bold" style:font-size-complex="8pt"/>
    </style:style>
    <style:style style:name="T11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normal" style:font-name-asian="Roboto1" style:font-size-asian="12pt" style:font-style-asian="normal" style:font-weight-asian="normal" style:font-name-complex="Roboto1" style:font-size-complex="12pt"/>
    </style:style>
    <style:style style:name="T14" style:family="text">
      <style:text-properties fo:color="#000000" style:text-underline-style="none" fo:font-weight="bold" style:font-weight-asian="bold"/>
    </style:style>
    <style:style style:name="T15" style:family="text">
      <style:text-properties fo:color="#000000" style:text-underline-style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italic" fo:font-weight="bold" style:font-style-asian="italic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bookmark text:name="_7z1pn1g3kd05"/><text:span text:style-name="T1">Nome do Projeto</text:span></text:p>
      <text:p text:style-name="Subtitle"><text:bookmark text:name="_a6t8bbfl7t4w"/>Documento de Briefing e Requisitos</text:p>
      <text:p text:style-name="P1"><text:span text:style-name="T2">versão 0.004</text:span></text:p>
      <text:p text:style-name="P1"><text:span text:style-name="T3">Modelo:</text:span><text:span text:style-name="T2"> Antunes Vila Nova Neto</text:span></text:p>
      <text:p text:style-name="P1"><text:span text:style-name="T3">Autores: </text:span><text:span text:style-name="T2">Nome Sobrenome Autor 02</text:span></text:p>
      <text:p text:style-name="Standard"><text:span text:style-name="T2">.</text:span></text:p>
      <text:p text:style-name="P1"><text:soft-page-break/><text:span text:style-name="T2">ÚLTIMA ATUALIZAÇÃO: 10/04/202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bookmark text:name="_451ccauwrzqa"/><text:span text:style-name="T4">HISTÓRICO DE REVISÃO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 table:style-name="Table1.1">
            <table:table-cell table:style-name="Table1.A1" office:value-type="string">
              <text:p text:style-name="P3"><text:span text:style-name="T6">VERSÃO</text:span></text:p>
            </table:table-cell>
            <table:table-cell table:style-name="Table1.A1" office:value-type="string">
              <text:p text:style-name="P3"><text:span text:style-name="T6">DATA</text:span></text:p>
            </table:table-cell>
            <table:table-cell table:style-name="Table1.A1" office:value-type="string">
              <text:p text:style-name="P3"><text:span text:style-name="T6">AUTOR</text:span></text:p>
            </table:table-cell>
            <table:table-cell table:style-name="Table1.A1" office:value-type="string">
              <text:p text:style-name="P3"><text:span text:style-name="T6">DESCRIÇÃO</text:span></text:p>
            </table:table-cell>
          </table:table-row>
          <table:table-row table:style-name="Table1.2">
            <table:table-cell table:style-name="Table1.A1" office:value-type="string">
              <text:p text:style-name="P3"><text:span text:style-name="T7">0.001</text:span></text:p>
            </table:table-cell>
            <table:table-cell table:style-name="Table1.A1" office:value-type="string">
              <text:p text:style-name="P3"><text:span text:style-name="T7">29.09.2022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Estruturação e Formatação <text:s/>Inicial do documento 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0.002</text:span></text:p>
            </table:table-cell>
            <table:table-cell table:style-name="Table1.A1" office:value-type="string">
              <text:p text:style-name="P3"><text:span text:style-name="T7">06.10.2022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Versão final Modelo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0.003</text:span></text:p>
            </table:table-cell>
            <table:table-cell table:style-name="Table1.A1" office:value-type="string">
              <text:p text:style-name="P3"><text:span text:style-name="T7">13.10.2022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Versão final com indicativo de parâmetro de Nota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0.004</text:span></text:p>
            </table:table-cell>
            <table:table-cell table:style-name="Table1.A1" office:value-type="string">
              <text:p text:style-name="P3"><text:span text:style-name="T7">10.04.2023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Revisão para UC - Usabilidade 2023 | Adição do Tópico Prioridade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0.005</text:span></text:p>
              <text:p text:style-name="P5"/>
            </table:table-cell>
            <table:table-cell table:style-name="Table1.A1" office:value-type="string">
              <text:p text:style-name="P3"><text:span text:style-name="T7">25.04.2023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adição de Requisitos não funcionais</text:span></text:p>
            </table:table-cell>
          </table:table-row>
          <table:table-row table:style-name="Table1.3">
            <table:table-cell table:style-name="Table1.A1" office:value-type="string">
              <text:p text:style-name="P3"><text:span text:style-name="T7">0.006</text:span></text:p>
            </table:table-cell>
            <table:table-cell table:style-name="Table1.A1" office:value-type="string">
              <text:p text:style-name="P3"><text:span text:style-name="T7">03.05.2023</text:span></text:p>
            </table:table-cell>
            <table:table-cell table:style-name="Table1.A1" office:value-type="string">
              <text:p text:style-name="P4"><text:span text:style-name="T7">Antunes Neto</text:span></text:p>
            </table:table-cell>
            <table:table-cell table:style-name="Table1.A1" office:value-type="string">
              <text:p text:style-name="P4"><text:span text:style-name="T7">Adição da descrição de Diagramas e Revisão do Cenário de Uso.</text:span></text:p>
            </table:table-cell>
          </table:table-row>
          <table:table-row table:style-name="Table1.3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3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3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3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3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</table:table-row>
        </table:table-header-rows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Heading_20_1"><text:bookmark text:name="_hoe4ivslk5h5"/></text:p>
      <text:p text:style-name="P17"><text:bookmark text:name="_8azty8pe5lq5"/>STAKEHOLDE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6">PAPEL</text:span></text:p>
          </table:table-cell>
          <table:table-cell table:style-name="Table2.A1" office:value-type="string">
            <text:p text:style-name="P7"><text:span text:style-name="T6">NOME</text:span></text:p>
          </table:table-cell>
          <table:table-cell table:style-name="Table2.A1" office:value-type="string">
            <text:p text:style-name="P7"><text:span text:style-name="T6">EMAIL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8">RESPONSÁVEIS</text:span></text:p>
          </table:table-cell>
          <table:table-cell table:style-name="Table2.B2" office:value-type="string">
            <text:p text:style-name="P7"><text:span text:style-name="T9">Nome Sobrenome</text:span></text:p>
          </table:table-cell>
          <table:table-cell table:style-name="Table2.C2" office:value-type="string">
            <text:p text:style-name="P7"><text:span text:style-name="T9">analista@X.com.br</text:span></text:p>
          </table:table-cell>
        </table:table-row>
        <table:table-row table:style-name="Table2.3">
          <table:table-cell table:style-name="Table2.A3" office:value-type="string">
            <text:p text:style-name="P7"><text:span text:style-name="T8">PRODUCT OWNER</text:span></text:p>
          </table:table-cell>
          <table:table-cell table:style-name="Table2.B3" office:value-type="string">
            <text:p text:style-name="P7"><text:span text:style-name="T9">Nome do P.O.</text:span></text:p>
          </table:table-cell>
          <table:table-cell table:style-name="Table2.C3" office:value-type="string">
            <text:p text:style-name="P7"><text:span text:style-name="T9">po@X.com.br</text:span></text:p>
          </table:table-cell>
        </table:table-row>
        <table:table-row table:style-name="Table2.1">
          <table:table-cell table:style-name="Table2.A4" office:value-type="string">
            <text:p text:style-name="P7"><text:span text:style-name="T8">STAKEHOLDERS</text:span></text:p>
          </table:table-cell>
          <table:table-cell table:style-name="Table2.B4" office:value-type="string">
            <text:p text:style-name="P7"><text:span text:style-name="T9">Nome dos </text:span><text:span text:style-name="T10">Principais</text:span><text:span text:style-name="T9"> Stakeholders</text:span></text:p>
            <text:p text:style-name="P7"><text:span text:style-name="T9">Antunes Vila Nova Neto | Professor</text:span></text:p>
          </table:table-cell>
          <table:table-cell table:style-name="Table2.C4" office:value-type="string">
            <text:p text:style-name="P7"><text:a xlink:type="simple" xlink:href="mailto:stakeholder@X.com.br" text:style-name="ListLabel_20_1" text:visited-style-name="ListLabel_20_1"><text:span text:style-name="T11">stakeholder@X.com.br</text:span></text:a></text:p>
            <text:p text:style-name="P7"><text:span text:style-name="T9">antunes.neto@animaeducacao.com.bt</text:span></text:p>
          </table:table-cell>
        </table:table-row>
        <table:table-row table:style-name="Table2.1">
          <table:table-cell table:style-name="Table2.A5" office:value-type="string">
            <text:p text:style-name="P7"><text:span text:style-name="T8">PATROCINADOR</text:span></text:p>
          </table:table-cell>
          <table:table-cell table:style-name="Table2.B5" office:value-type="string">
            <text:p text:style-name="P7"><text:span text:style-name="T9">Nome do Viabilizador Financeiro (normalmente a <text:s/>empresa contratante)</text:span></text:p>
          </table:table-cell>
          <table:table-cell table:style-name="Table2.C5" office:value-type="string">
            <text:p text:style-name="P7"><text:span text:style-name="T9">patrocinador@X.com.br</text:span></text:p>
          </table:table-cell>
        </table:table-row>
      </table:table>
      <text:p text:style-name="Heading_20_1"><text:bookmark text:name="_pb0vto680us2"/>SUMÁRIO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5guvokv1ckwu" text:style-name="Index_20_Link" text:visited-style-name="Index_20_Link"><text:span text:style-name="T12">1. INTRODUÇÃO<text:tab/>3</text:span></text:a></text:p>
          <text:p text:style-name="P10"><text:a xlink:type="simple" xlink:href="#_cajoumymhl14" text:style-name="Index_20_Link" text:visited-style-name="Index_20_Link"><text:span text:style-name="T13">1.1 Finalidade<text:tab/>4</text:span></text:a></text:p>
          <text:p text:style-name="P10"><text:a xlink:type="simple" xlink:href="#_fwgl5jha6qmn" text:style-name="Index_20_Link" text:visited-style-name="Index_20_Link"><text:span text:style-name="T13">1.2 Público Alvo<text:tab/>4</text:span></text:a></text:p>
          <text:p text:style-name="P11"><text:a xlink:type="simple" xlink:href="#_3rkyv7mz6dv" text:style-name="Index_20_Link" text:visited-style-name="Index_20_Link"><text:span text:style-name="T15">1.2.1 Personas<text:tab/>4</text:span></text:a></text:p>
          <text:p text:style-name="P12"><text:a xlink:type="simple" xlink:href="#_p257nhlrrmhp" text:style-name="Index_20_Link" text:visited-style-name="Index_20_Link"><text:span text:style-name="T15">1.2.1.1 USUÁRIO PADRÃO 01<text:tab/>4</text:span></text:a></text:p>
          <text:p text:style-name="P10"><text:a xlink:type="simple" xlink:href="#_mmb2gajqri7u" text:style-name="Index_20_Link" text:visited-style-name="Index_20_Link"><text:span text:style-name="T13">1.3 Cenário de Uso<text:tab/>4</text:span></text:a></text:p>
          <text:p text:style-name="P10"><text:a xlink:type="simple" xlink:href="#_a8kfhq4sjqby" text:style-name="Index_20_Link" text:visited-style-name="Index_20_Link"><text:span text:style-name="T15">1.4 Diagramas<text:tab/>4</text:span></text:a></text:p>
          <text:p text:style-name="P8"><text:a xlink:type="simple" xlink:href="#_9bd32z5vd3m0" text:style-name="Index_20_Link" text:visited-style-name="Index_20_Link"><text:span text:style-name="T12">2. ESCOPO<text:tab/>4</text:span></text:a></text:p>
          <text:p text:style-name="P10"><text:a xlink:type="simple" xlink:href="#_2v9uti713k9h" text:style-name="Index_20_Link" text:visited-style-name="Index_20_Link"><text:span text:style-name="T13">2.1 Especificações Funcionais<text:tab/>5</text:span></text:a></text:p>
          <text:p text:style-name="P11"><text:a xlink:type="simple" xlink:href="#_nzxsl8e3556l" text:style-name="Index_20_Link" text:visited-style-name="Index_20_Link"><text:span text:style-name="T13">2.1.1 &lt;FUNCIONALIDADE 01&gt;<text:tab/>5</text:span></text:a></text:p>
          <text:p text:style-name="P11"><text:soft-page-break/><text:a xlink:type="simple" xlink:href="#_u9q823yr07pg" text:style-name="Index_20_Link" text:visited-style-name="Index_20_Link"><text:span text:style-name="T13">2.1.2 &lt;FUNCIONALIDADE 02&gt;<text:tab/>5</text:span></text:a></text:p>
          <text:p text:style-name="P11"><text:a xlink:type="simple" xlink:href="#_ezj0tpa4to1b" text:style-name="Index_20_Link" text:visited-style-name="Index_20_Link"><text:span text:style-name="T13">2.1.3 &lt;FUNCIONALIDADE 03&gt;<text:tab/>5</text:span></text:a></text:p>
          <text:p text:style-name="P10"><text:a xlink:type="simple" xlink:href="#_rfqx16e11khp" text:style-name="Index_20_Link" text:visited-style-name="Index_20_Link"><text:span text:style-name="T13">2.2 Requisitos não Funcionais<text:tab/>5</text:span></text:a></text:p>
          <text:p text:style-name="P11"><text:a xlink:type="simple" xlink:href="#_4bxe5pxkvlyg" text:style-name="Index_20_Link" text:visited-style-name="Index_20_Link"><text:span text:style-name="T15">2.2.1 &lt; Requisito não Funcional 01&gt;<text:tab/>5</text:span></text:a></text:p>
          <text:p text:style-name="P10"><text:a xlink:type="simple" xlink:href="#_kf05l6za0tre" text:style-name="Index_20_Link" text:visited-style-name="Index_20_Link"><text:span text:style-name="T15">2.3 Requisitos de Conteúdo<text:tab/>5</text:span></text:a></text:p>
          <text:p text:style-name="P11"><text:a xlink:type="simple" xlink:href="#_rn0grn64myxr" text:style-name="Index_20_Link" text:visited-style-name="Index_20_Link"><text:span text:style-name="T13">2.3.1 &lt;Conteúdo 01&gt;<text:tab/>5</text:span></text:a></text:p>
          <text:p text:style-name="P11"><text:a xlink:type="simple" xlink:href="#_9hxcyebq5yj2" text:style-name="Index_20_Link" text:visited-style-name="Index_20_Link"><text:span text:style-name="T13">2.3.2 &lt;Conteúdo 02&gt;<text:tab/>5</text:span></text:a></text:p>
          <text:p text:style-name="P11"><text:a xlink:type="simple" xlink:href="#_bxzv0uml7i5m" text:style-name="Index_20_Link" text:visited-style-name="Index_20_Link"><text:span text:style-name="T13">2.3.3 &lt;Conteúdo 03&gt;<text:tab/>5</text:span></text:a></text:p>
          <text:p text:style-name="P8"><text:a xlink:type="simple" xlink:href="#_p6i4u5tpxj0z" text:style-name="Index_20_Link" text:visited-style-name="Index_20_Link"><text:span text:style-name="T14">2.3 Indicação de Prioridade<text:tab/>5</text:span></text:a></text:p>
          <text:p text:style-name="P8"><text:a xlink:type="simple" xlink:href="#_d8bxdrl1i0kz" text:style-name="Index_20_Link" text:visited-style-name="Index_20_Link"><text:span text:style-name="T12">3. <text:s/>NOTA A1<text:tab/>5</text:span></text:a></text:p>
          <text:p text:style-name="P10"><text:a xlink:type="simple" xlink:href="#_bgaoapnvytl" text:style-name="Index_20_Link" text:visited-style-name="Index_20_Link"><text:span text:style-name="T13">3.1 Critérios de Nota<text:tab/>5</text:span></text:a></text:p>
          <text:p text:style-name="P10"><text:a xlink:type="simple" xlink:href="#_fspz1jv9pwf5" text:style-name="Index_20_Link" text:visited-style-name="Index_20_Link"><text:span text:style-name="T13">3.2 Qualificação dos Critérios de Nota<text:tab/>6</text:span></text:a></text:p>
        </text:index-body>
      </text:table-of-content>
      <text:p text:style-name="Standard"/>
      <text:p text:style-name="P16"><text:bookmark text:name="_tatanpppezq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5guvokv1ckwu"/>1. INTRODUÇÃO</text:p>
      <text:p text:style-name="Standard"/>
      <text:p text:style-name="Standard">Texto de introdução do projeto. Deve apresentar as razões de existência do projeto e transcrever textualmente os elementos apontados nos pontos de Briefing. Deve apresentar textualmente também toda e qualquer variável e especificidade do projeto, restrições e valores (conceituais) de maneira sucinta.</text:p>
      <text:p text:style-name="Standard"><text:tab/>Deve possuir um texto claro, objetivo e que apresente de maneira resumida todo o projeto. Este texto pode ser modificado durante a confecção deste documento. De maneira sucinta deve apresentar a equipe e outros atores do projeto inclusive o professor e a disciplina; </text:p>
      <text:p text:style-name="Standard"/>
      <text:p text:style-name="Heading_20_2"><text:bookmark text:name="_cajoumymhl14"/>1.1 Finalidade</text:p>
      <text:p text:style-name="Standard">Neste tópico deve constar textualmente todos os elementos do Briefing. “O Briefing é uma etapa inicial do processo de desenvolvimento de um produto, um documento que tem influência durante todo o projeto. O briefing de qualidade deve constar por escrito todas as informações necessárias de um produto, público alvo, seus prazos, processos de produção esperados e equipes diretamente relacionada ao produto a ser desenvolvido. <text:s/>Quanto mais completo e útil o briefing for maior será sua clareza para orientar o desenvolvimento do projeto.”</text:p>
      <text:p text:style-name="Standard"><text:tab/>A FINALIDADE é o lugar onde deve ser apresentado os <text:span text:style-name="T17">OBJETIVOS do sistema</text:span>.</text:p>
      <text:p text:style-name="Standard"/>
      <text:p text:style-name="Heading_20_2"><text:bookmark text:name="_fwgl5jha6qmn"/>1.2 Público Alvo</text:p>
      <text:p text:style-name="Standard">Aqui deve ser apresentada uma percepção inicial do público alvo, isto é, todos os <text:span text:style-name="T17">TIPOS de usuários</text:span> que utilizarão o sistema. Se necessário um subtópico para cada tipo de usuário. Usar a ferramenta de<text:span text:style-name="T17"> </text:span><text:span text:style-name="T18">Personas</text:span> como sub-tópico para exemplificar os tipos de usuários.</text:p>
      <text:p text:style-name="Heading_20_3"><text:bookmark text:name="_3rkyv7mz6dv"/>1.2.1 Personas</text:p>
      <text:p text:style-name="Heading_20_4"><text:bookmark text:name="_p257nhlrrmhp"/>1.2.1.1 PERSONA 01</text:p>
      <text:p text:style-name="Heading_20_4"><text:bookmark text:name="_ff78z1vpgby5"/>1.2.1.2 PERSONA 02</text:p>
      <text:p text:style-name="Standard"/>
      <text:p text:style-name="Heading_20_2"><text:bookmark text:name="_mmb2gajqri7u"/><text:soft-page-break/>1.3 Cenário de Uso</text:p>
      <text:p text:style-name="Standard">Aqui deve ser apresentado narrativas resumidas por usuário - <text:span text:style-name="T17">Cenário de Uso</text:span> - ou um <text:span text:style-name="T17">diagrama de caso de uso</text:span>, que apresentam quais ações cada tipo de usuário percorre para realizar uma procedimento completo, ou do que se sabe hoje, de uso do sistema.</text:p>
      <text:p text:style-name="Heading_20_2"><text:bookmark text:name="_a8kfhq4sjqby"/>1.4 Diagramas</text:p>
      <text:p text:style-name="Standard">Apresentação dos diagramas, com explanação textual.</text:p>
      <text:p text:style-name="Standard"/>
      <text:p text:style-name="Heading_20_1"><text:bookmark text:name="_9bd32z5vd3m0"/>2. ESCOPO</text:p>
      <text:p text:style-name="Standard">Aqui deve ser pormenorizado os elementos das<text:span text:style-name="T17"> Especificações Funcionais</text:span> e <text:span text:style-name="T17">Requisitos de Conteúdo</text:span> necessários para o desenvolvimento do projeto. No tópico ESCOPO deve-se apresentar textualmente uma ligação entre os elementos apresentados antes (retirados dos pontos do Briefing) na introdução com os dois subtópicos a seguir.</text:p>
      <text:p text:style-name="Standard"><text:tab/></text:p>
      <text:p text:style-name="Standard"/>
      <text:p text:style-name="Heading_20_2"><text:bookmark text:name="_2v9uti713k9h"/>2.1 Especificações Funcionais</text:p>
      <text:p text:style-name="Heading_20_3"><text:bookmark text:name="_nzxsl8e3556l"/>2.1.1 &lt;FUNCIONALIDADE 01&gt;</text:p>
      <text:p text:style-name="Heading_20_3"><text:bookmark text:name="_u9q823yr07pg"/>2.1.2 &lt;FUNCIONALIDADE 02&gt;</text:p>
      <text:p text:style-name="Heading_20_3"><text:bookmark text:name="_ezj0tpa4to1b"/>2.1.3 &lt;FUNCIONALIDADE 03&gt;</text:p>
      <text:p text:style-name="Standard"/>
      <text:p text:style-name="Heading_20_2"><text:bookmark text:name="_rfqx16e11khp"/>2.2 Requisitos não Funcionais</text:p>
      <text:p text:style-name="Heading_20_3"><text:bookmark text:name="_4bxe5pxkvlyg"/>2.2.1 &lt; Requisito não Funcional 01&gt; </text:p>
      <text:p text:style-name="Heading_20_2"><text:bookmark text:name="_kf05l6za0tre"/>2.3 Requisitos de Conteúdo</text:p>
      <text:p text:style-name="Heading_20_3"><text:bookmark text:name="_rn0grn64myxr"/>2.3.1 &lt;Conteúdo 01&gt;</text:p>
      <text:p text:style-name="Heading_20_3"><text:bookmark text:name="_9hxcyebq5yj2"/>2.3.2 &lt;Conteúdo 02&gt;</text:p>
      <text:p text:style-name="Heading_20_3"><text:bookmark text:name="_bxzv0uml7i5m"/>2.3.3 &lt;Conteúdo 03&gt;</text:p>
      <text:p text:style-name="Standard"/>
      <text:p text:style-name="Heading_20_1"><text:bookmark text:name="_p6i4u5tpxj0z"/><text:soft-page-break/>2.4 Mínimo Produto Viável</text:p>
      <text:p text:style-name="Standard"/>
      <text:p text:style-name="Standard">Apresente aqui em um quadro a lista de funcionalidades do projeto que será desenvolvido para a A3. Este será um parâmetro para a avaliação da A3 enquanto elemento de entrega.</text:p>
      <text:p text:style-name="Standard"/>
      <text:p text:style-name="Standard"/>
      <text:p text:style-name="Standard"/>
      <text:p text:style-name="Heading_20_1"><text:bookmark text:name="_d8bxdrl1i0kz"/>3. <text:s/>NOTA A1</text:p>
      <text:p text:style-name="Standard">A nota do documento de requisitos será atribuída por Critérios e Qualificação dos Critérios.</text:p>
      <text:p text:style-name="Standard"/>
      <text:p text:style-name="Heading_20_2"><text:bookmark text:name="_bgaoapnvytl"/>3.1 Critérios de Nota</text:p>
      <text:p text:style-name="Standard"/>
      <text:p text:style-name="Standard">A nota da N1 possuirá valor máximo de 10 e será dividida em:</text:p>
      <text:p text:style-name="P13"><text:span text:style-name="T17">20% | introdução</text:span> - Existência de todos os pontos do Briefing e o bom uso dos elementos pré-textuais validará 20% da nota;</text:p>
      <text:p text:style-name="P13"><text:span text:style-name="T17">40% | Escopo - Requisitos Funcionalidades / Não Funcionais</text:span> - Existência e Definição relevante de requisitos de funcionalidades do projeto;</text:p>
      <text:p text:style-name="P13"><text:span text:style-name="T17">20% | Escopo - Conteudo</text:span> - Existência e Definição relevante dos conteúdos do projeto;</text:p>
      <text:p text:style-name="P13"><text:span text:style-name="T17">20% | Organização</text:span> - Organização deste documento</text:p>
      <text:p text:style-name="Standard"/>
      <text:p text:style-name="Standard"/>
      <text:p text:style-name="Heading_20_2"><text:bookmark text:name="_fspz1jv9pwf5"/>3.2 Qualificação dos Critérios de Nota</text:p>
      <text:p text:style-name="Standard"/>
      <text:p text:style-name="Standard">Cada critério da nota será qualificado em 5 categorias, sendo a nota ajustada sempre para cima em caso de nota quebrada. A categorias são:</text:p>
      <text:p text:style-name="P13"><text:soft-page-break/><text:span text:style-name="T17">0% <text:s/>| Aprendiz</text:span> - Não atendeu ao critério;</text:p>
      <text:p text:style-name="P13"><text:span text:style-name="T17">30% | Estagiário</text:span> - Desenvolveu parte dos critérios indicados ou os critérios possuem muitos problemas;</text:p>
      <text:p text:style-name="P13"><text:span text:style-name="T17">60% | Profissional Jr</text:span>. - Desenvolveu mais da metade dos critérios indicados, ou os critérios possuem problemas;</text:p>
      <text:p text:style-name="P13"><text:span text:style-name="T17">80% | Profissional Especialista</text:span> - Desenvolveu quase todos os critérios indicados, ou os critérios possuem alguns problemas;</text:p>
      <text:p text:style-name="P13"><text:span text:style-name="T17">100% | Profissional Sr.</text:span> - Desenvolveu todos os critérios indicados, sem nenhum problema no critério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Ubuntu Light" svg:font-family="'Ubuntu Light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 Light1" svg:font-family="'Ubuntu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end" style:justify-single-word="false" fo:keep-together="always" fo:keep-with-next="always"/>
      <style:text-properties fo:color="#666666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end" style:justify-single-word="false" fo:keep-together="always" fo:keep-with-next="always"/>
      <style:text-properties fo:color="#666666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text-align="end" style:justify-single-word="false" fo:keep-together="always" fo:keep-with-next="always"/>
      <style:text-properties fo:color="#666666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-0.1965in" fo:margin-right="0in" fo:text-align="end" style:justify-single-word="false" fo:keep-together="always" fo:text-indent="0in" style:auto-text-indent="false" fo:keep-with-next="always"/>
      <style:text-properties fo:color="#666666"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line-height="100%" fo:text-align="end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end" style:justify-single-word="false" fo:keep-together="always" fo:keep-with-next="always"/>
      <style:text-properties fo:color="#666666" style:font-name="Ubuntu Light" fo:font-family="'Ubuntu Light'" style:font-family-generic="roman" style:font-pitch="variable" fo:font-size="14pt" style:font-name-asian="Ubuntu Light1" style:font-family-asian="'Ubuntu Light'" style:font-family-generic-asian="system" style:font-pitch-asian="variable" style:font-size-asian="14pt" style:font-name-complex="Ubuntu Light1" style:font-family-complex="'Ubuntu Light'" style:font-family-generic-complex="system" style:font-pitch-complex="variable" style:font-size-complex="14pt"/>
    </style:style>
    <style:style style:name="ListLabel_20_1" style:display-name="ListLabel 1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8" meta:paragraph-count="122" meta:word-count="841" meta:character-count="5373" meta:non-whitespace-character-count="4641"/>
    <meta:generator>LibreOfficeDev/6.0.5.2$Linux_X86_64 LibreOffice_project/</meta:generator>
  </office:meta>
</office:document-meta>
</file>